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aa791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b6bda"/>
    </style:style>
    <style:style style:name="P8" style:family="paragraph" style:parent-style-name="Standard">
      <style:paragraph-properties fo:margin-top="0in" fo:margin-bottom="0in" style:contextual-spacing="false" fo:line-height="138%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aa791" officeooo:paragraph-rsid="000aa791" style:text-blinking="false" fo:background-color="transparent"/>
    </style:style>
    <style:style style:name="P11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b6bda" officeooo:paragraph-rsid="000b6bda" style:text-blinking="false" fo:background-color="transparent"/>
    </style:style>
    <style:style style:name="P12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1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1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1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aa791" officeooo:paragraph-rsid="000aa791" fo:background-color="transparent"/>
    </style:style>
    <style:style style:name="P1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3.5pt" fo:font-style="italic" style:text-underline-style="solid" style:text-underline-width="auto" style:text-underline-color="font-color" fo:font-weight="bold" fo:background-color="transparent"/>
    </style:style>
    <style:style style:name="P18" style:family="paragraph" style:parent-style-name="Text_20_body">
      <style:paragraph-properties fo:margin-top="0in" fo:margin-bottom="0.111in" style:contextual-spacing="false" fo:line-height="138%" style:writing-mode="lr-tb"/>
    </style:style>
    <style:style style:name="P19" style:family="paragraph" style:parent-style-name="Text_20_body">
      <style:paragraph-properties fo:margin-top="0in" fo:margin-bottom="0.111in" style:contextual-spacing="false" fo:line-height="138%" style:writing-mode="lr-tb"/>
      <style:text-properties officeooo:paragraph-rsid="000813ea"/>
    </style:style>
    <style:style style:name="P20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21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1in" fo:margin-right="0in" fo:line-height="138%" fo:text-indent="0in" style:auto-text-indent="false" style:writing-mode="lr-tb"/>
    </style:style>
    <style:style style:name="P23" style:family="paragraph" style:parent-style-name="Text_20_body">
      <style:paragraph-properties fo:line-height="138%" style:writing-mode="lr-tb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0813ea"/>
    </style:style>
    <style:style style:name="P30" style:family="paragraph" style:parent-style-name="Text_20_body" style:master-page-name="">
      <style:paragraph-properties fo:margin-left="0in" fo:margin-right="0in" fo:margin-top="0in" fo:margin-bottom="0in" style:contextual-spacing="false" fo:line-height="138%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32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33" style:family="paragraph" style:parent-style-name="Text_20_body">
      <style:paragraph-properties fo:margin-left="0in" fo:margin-right="0in" fo:line-height="138%" fo:text-indent="0in" style:auto-text-indent="false" style:writing-mode="lr-tb"/>
    </style:style>
    <style:style style:name="P34" style:family="paragraph" style:parent-style-name="Text_20_body">
      <style:paragraph-properties fo:margin-left="1.5in" fo:margin-right="0in" fo:margin-top="0in" fo:margin-bottom="0in" style:contextual-spacing="false" fo:line-height="138%" fo:text-indent="-1in" style:auto-text-indent="false" style:writing-mode="lr-tb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3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e9fa4" officeooo:paragraph-rsid="000e9fa4" style:text-blinking="false" fo:background-color="transparent"/>
    </style:style>
    <style:style style:name="P3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39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e9fa4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813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aa79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b6bd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e9fa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e9fa4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officeooo:rsid="000b6bda" style:text-blinking="false" fo:background-color="transparent" loext:char-shading-value="0"/>
    </style:style>
    <style:style style:name="T12" style:family="text">
      <style:text-properties officeooo:rsid="000aa791"/>
    </style:style>
    <style:style style:name="T13" style:family="text">
      <style:text-properties officeooo:rsid="000b6bda"/>
    </style:style>
    <style:style style:name="T14" style:family="text">
      <style:text-properties officeooo:rsid="000e9f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una GUI / Luna Instrument Controller Command Interface Definition</text:p>
      <text:p text:style-name="P9">Command Format:</text:p>
      <text:p text:style-name="P9"/>
      <text:p text:style-name="P5"><text:span text:style-name="T1">ID</text:span><text:span text:style-name="T2">: 10 bytes (0-9)</text:span></text:p>
      <text:p text:style-name="P1">Right justified, zero filled, Ascii characters representing an id number. </text:p>
      <text:p text:style-name="P5"><text:span text:style-name="T2">Eg: </text:span><text:span text:style-name="T7">0000000001</text:span></text:p>
      <text:p text:style-name="P4"/>
      <text:p text:style-name="P19"><text:span text:style-name="T1">Length</text:span><text:span text:style-name="T10"> </text:span><text:span text:style-name="T2">(size of the message): 10 bytes (10-19)</text:span></text:p>
      <text:p text:style-name="P13">Right justified, zero filled, Ascii characters representing an id number.</text:p>
      <text:p text:style-name="P13">Size is totally inclusive (n)</text:p>
      <text:p text:style-name="P1">Eg: 0000000123</text:p>
      <text:p text:style-name="P1"/>
      <text:p text:style-name="P19"><text:span text:style-name="T1">Device name</text:span><text:span text:style-name="T2">: 64 bytes (20-83)</text:span></text:p>
      <text:p text:style-name="P13">Left justified ASCII Characters representing a device name. Space filled.</text:p>
      <text:p text:style-name="P19"><text:span text:style-name="T2">Eg: </text:span><text:span text:style-name="T7">HighVoltageSupply</text:span></text:p>
      <text:p text:style-name="P19"><text:span text:style-name="T1">CMD</text:span><text:span text:style-name="T2">: 10 bytes (84-93)</text:span></text:p>
      <text:p text:style-name="P13">Left justified ASCII Characters representing a device name. Space filled.</text:p>
      <text:p text:style-name="P19"><text:span text:style-name="T2">Eg: </text:span><text:span text:style-name="T7">INVTHW____</text:span></text:p>
      <text:p text:style-name="P19"><text:span text:style-name="T1">Args</text:span><text:span text:style-name="T2">: x bytes: 94-n</text:span></text:p>
      <text:p text:style-name="P26">Left justified ASCII Characters representing any arguments to a command. Line feed terminated.</text:p>
      <text:p text:style-name="P29"><text:span text:style-name="T2">Eg: </text:span><text:span text:style-name="T7">10.123\n</text:span></text:p>
      <text:p text:style-name="P26">ID of the message will always increment by one.</text:p>
      <text:p text:style-name="P1">The response will contain the sender’s (i.e. whoever initiated the command) ID.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Instrument Controller Supported Commands</text:p>
      <text:p text:style-name="P12">Unless otherwise stated, commands return an “OK” response when successful.  Failed commands return “FAIL” and unknown commands return “SYNTAX” in the response.</text:p>
      <text:p text:style-name="P18"/>
      <text:p text:style-name="P17">Instrument Controller Server Commands</text:p>
      <text:p text:style-name="P9">Inventory Hardware</text:p>
      <text:p text:style-name="P28"><text:span text:style-name="T2">CMD:</text:span><text:span text:style-name="T10"> <text:tab/><text:tab/><text:tab/></text:span><text:span text:style-name="T7">INVTHW</text:span></text:p>
      <text:p text:style-name="P28"><text:span text:style-name="T2">Response: </text:span><text:span text:style-name="T10"><text:s/><text:tab/><text:tab/></text:span><text:span text:style-name="T7">INVTHW____[status string]\n</text:span></text:p>
      <text:p text:style-name="P30">Description: <text:tab/><text:tab/>Multiple instances of the same command but with further information <text:tab/><text:tab/><text:tab/><text:tab/>filled in. Each response will have the device name field filled in with the <text:tab/><text:tab/><text:tab/><text:tab/>name of a device that is identified in the system XML configuration file. In <text:tab/><text:tab/><text:tab/>the arguments section will be a status string.</text:p>
      <text:p text:style-name="P34"/>
      <text:p text:style-name="P24">Shutdown System</text:p>
      <text:p text:style-name="P25">CMD: <text:tab/><text:tab/><text:tab/>SHUTDOWN</text:p>
      <text:p text:style-name="P25">Response: <text:tab/><text:tab/>None</text:p>
      <text:p text:style-name="P25">Description: <text:tab/><text:tab/>Instrument controller will issue appropriate shutdown commands to all <text:tab/><text:tab/><text:tab/><text:tab/>devices and exit.</text:p>
      <text:p text:style-name="P20"/>
      <text:p text:style-name="P21"/>
      <text:p text:style-name="P15">High Voltage Power Supply</text:p>
      <text:p text:style-name="P9">Get Voltage and Current</text:p>
      <text:p text:style-name="P5"><text:span text:style-name="T2">CMD: <text:tab/><text:tab/><text:tab/></text:span><text:span text:style-name="T7">GETVI</text:span></text:p>
      <text:p text:style-name="P5"><text:span text:style-name="T2">Device Name:</text:span><text:span text:style-name="T10"> <text:tab/></text:span><text:span text:style-name="T7">HighVoltageSupply</text:span></text:p>
      <text:p text:style-name="P5"><text:span text:style-name="T2">Response:</text:span><text:span text:style-name="T10"> <text:tab/><text:tab/></text:span><text:span text:style-name="T7">OK________[voltage] [current]\n </text:span><text:span text:style-name="T9">(check to see if it’s one <text:tab/><text:tab/><text:tab/><text:tab/>space or more)</text:span></text:p>
      <text:p text:style-name="P5"><text:span text:style-name="T2">Example:</text:span><text:span text:style-name="T10"> <text:tab/><text:tab/></text:span><text:span text:style-name="T7">GETV______\n</text:span></text:p>
      <text:p text:style-name="P28"><text:span text:style-name="T2">Description:</text:span><text:span text:style-name="T10"> <text:tab/><text:tab/></text:span><text:span text:style-name="T2">Will return the voltage (in volts) and current (in milliamps).</text:span></text:p>
      <text:p text:style-name="P9"/>
      <text:p text:style-name="P9"/>
      <text:p text:style-name="P9"/>
      <text:p text:style-name="P9"><text:soft-page-break/></text:p>
      <text:p text:style-name="P9">Set Voltage</text:p>
      <text:p text:style-name="P5"><text:span text:style-name="T2">CMD: <text:tab/><text:tab/><text:tab/></text:span><text:span text:style-name="T7">SETV [volts]</text:span></text:p>
      <text:p text:style-name="P5"><text:span text:style-name="T2">Device Name:</text:span><text:span text:style-name="T10"> <text:tab/></text:span><text:span text:style-name="T7">HighVoltageSupply</text:span></text:p>
      <text:p text:style-name="P5"><text:span text:style-name="T2">Response: <text:tab/><text:tab/></text:span><text:span text:style-name="T7">OK________\n (</text:span><text:span text:style-name="T9">same thing here)</text:span></text:p>
      <text:p text:style-name="P5"><text:span text:style-name="T2">Example: <text:tab/><text:tab/></text:span><text:span text:style-name="T7">SETV______10.0\n</text:span></text:p>
      <text:p text:style-name="P25">Description: <text:tab/><text:tab/>Will set the voltage to the specified amount (in volts).</text:p>
      <text:p text:style-name="P25"/>
      <text:p text:style-name="P15">Thermo Cycler (TEC)</text:p>
      <text:p text:style-name="P9">Start Sequence</text:p>
      <text:p text:style-name="P5"><text:span text:style-name="T2">CMD: <text:tab/><text:tab/><text:tab/></text:span><text:span text:style-name="T7">STARTSEQ [number of cycles]</text:span></text:p>
      <text:p text:style-name="P5"><text:span text:style-name="T2">Device Name: <text:tab/></text:span><text:span text:style-name="T7">TECController</text:span></text:p>
      <text:p text:style-name="P5"><text:span text:style-name="T2">Response: <text:tab/><text:tab/></text:span><text:span text:style-name="T7">OK\n</text:span></text:p>
      <text:p text:style-name="P5"><text:span text:style-name="T2">Example:</text:span><text:span text:style-name="T10"> <text:tab/><text:tab/></text:span><text:span text:style-name="T7">STARTSEQ__40\n</text:span></text:p>
      <text:p text:style-name="P25">Description: <text:tab/><text:tab/>Will begin the thermo cycler’s predefined steps for the given number <text:tab/><text:tab/><text:tab/><text:tab/>of cycles.</text:p>
      <text:p text:style-name="P9">Stop Sequence</text:p>
      <text:p text:style-name="P5"><text:span text:style-name="T2">CMD:</text:span><text:span text:style-name="T10"> <text:tab/><text:tab/><text:tab/></text:span><text:span text:style-name="T7">STOPSEQ</text:span></text:p>
      <text:p text:style-name="P5"><text:span text:style-name="T2">Device Name:</text:span><text:span text:style-name="T10"> <text:tab/></text:span><text:span text:style-name="T7">TECController</text:span></text:p>
      <text:p text:style-name="P5"><text:span text:style-name="T2">Response: <text:tab/><text:tab/></text:span><text:span text:style-name="T7">OK\n</text:span></text:p>
      <text:p text:style-name="P5"><text:span text:style-name="T2">Example: <text:tab/><text:tab/></text:span><text:span text:style-name="T7">STOPSEQ___\n</text:span></text:p>
      <text:p text:style-name="P28"><text:span text:style-name="T2">Description:</text:span><text:span text:style-name="T10"> <text:tab/><text:tab/></text:span><text:span text:style-name="T2">Will abort the thermo cycler’s currently running sequence.</text:span></text:p>
      <text:p text:style-name="P31"/>
      <text:p text:style-name="P31">Read Sequence Data</text:p>
      <text:p text:style-name="P5"><text:span text:style-name="T2">CMD: <text:tab/><text:tab/><text:tab/></text:span><text:span text:style-name="T7">READSEQD</text:span></text:p>
      <text:p text:style-name="P5"><text:span text:style-name="T2">Device Name:</text:span><text:span text:style-name="T10"> <text:tab/></text:span><text:span text:style-name="T7">TECController</text:span></text:p>
      <text:p text:style-name="P28"><text:span text:style-name="T2">Response: <text:tab/><text:tab/></text:span><text:span text:style-name="T7">OK_[block temp]_[sample temp]_[current cycle]_[step]\n</text:span></text:p>
      <text:p text:style-name="P5"><text:span text:style-name="T2">Example: <text:tab/><text:tab/></text:span><text:span text:style-name="T7">READSEQD__\n</text:span></text:p>
      <text:p text:style-name="P25">Description: <text:tab/><text:tab/>Will read data about the currently running sequence.  Infor returned will <text:tab/><text:tab/><text:tab/><text:tab/>be the block temperature in Celsius, the sample temperature in Celsius, <text:tab/><text:tab/><text:tab/><text:tab/>the current cycle number and the current step within the cycle.</text:p>
      <text:p text:style-name="P32"/>
      <text:p text:style-name="P32"/>
      <text:p text:style-name="P32"/>
      <text:p text:style-name="P32"><text:soft-page-break/>OBIS Laser</text:p>
      <text:p text:style-name="P9">Get Laser Power</text:p>
      <text:p text:style-name="P5"><text:span text:style-name="T2">CMD: <text:tab/><text:tab/><text:tab/></text:span><text:span text:style-name="T7">GETLPWR</text:span></text:p>
      <text:p text:style-name="P5"><text:span text:style-name="T2">Device Name:</text:span><text:span text:style-name="T10"> <text:tab/></text:span><text:span text:style-name="T7">OBISLaser</text:span></text:p>
      <text:p text:style-name="P5"><text:span text:style-name="T2">Response: </text:span><text:span text:style-name="T10"><text:s/><text:tab/><text:tab/></text:span><text:span text:style-name="T7">OK________[power in watts]\n</text:span></text:p>
      <text:p text:style-name="P5"><text:span text:style-name="T2">Example:</text:span><text:span text:style-name="T10"> <text:tab/><text:tab/></text:span><text:span text:style-name="T7">GETLPWR___\n</text:span></text:p>
      <text:p text:style-name="P28"><text:span text:style-name="T2">Description:</text:span><text:span text:style-name="T10"> <text:tab/><text:tab/></text:span><text:span text:style-name="T2">Will return the current output power (in watts).</text:span></text:p>
      <text:p text:style-name="P9"/>
      <text:p text:style-name="P9">Set Laser Power</text:p>
      <text:p text:style-name="P5"><text:span text:style-name="T2">CMD: <text:tab/><text:tab/><text:tab/></text:span><text:span text:style-name="T7">SETLPWR [watts]</text:span></text:p>
      <text:p text:style-name="P5"><text:span text:style-name="T2">Device Name:</text:span><text:span text:style-name="T10"> <text:tab/></text:span><text:span text:style-name="T7">OBISLaser</text:span></text:p>
      <text:p text:style-name="P5"><text:span text:style-name="T2">Response:</text:span><text:span text:style-name="T10"> <text:tab/><text:tab/></text:span><text:span text:style-name="T7">OK________\n</text:span></text:p>
      <text:p text:style-name="P5"><text:span text:style-name="T2">Example: <text:tab/><text:tab/></text:span><text:span text:style-name="T7">SETLPWR___0.01600\n</text:span></text:p>
      <text:p text:style-name="P28"><text:span text:style-name="T2">Description:</text:span><text:span text:style-name="T10"> <text:tab/><text:tab/></text:span><text:span text:style-name="T2">Will set the current output power (in watts).</text:span></text:p>
      <text:p text:style-name="P22"/>
      <text:p text:style-name="P9">Turn Laser ON or OFF</text:p>
      <text:p text:style-name="P5"><text:span text:style-name="T2">CMD: <text:tab/><text:tab/><text:tab/></text:span><text:span text:style-name="T7">SETLSTATE [ON|OFF]</text:span></text:p>
      <text:p text:style-name="P5"><text:span text:style-name="T2">Device Name: <text:tab/></text:span><text:span text:style-name="T7">OBISLaser</text:span></text:p>
      <text:p text:style-name="P5"><text:span text:style-name="T2">Response: <text:tab/><text:tab/></text:span><text:span text:style-name="T7">OK________\n</text:span></text:p>
      <text:p text:style-name="P5"><text:span text:style-name="T2">Example:<text:tab/><text:tab/></text:span><text:span text:style-name="T10"> </text:span><text:span text:style-name="T7">SETLSTATE_OFF\n</text:span></text:p>
      <text:p text:style-name="P28"><text:span text:style-name="T2">Description:<text:tab/><text:tab/></text:span><text:span text:style-name="T10"> </text:span><text:span text:style-name="T2">Will turn on or off the laser.</text:span></text:p>
      <text:p text:style-name="P22"/>
      <text:p text:style-name="P15">Laser’s Motor</text:p>
      <text:p text:style-name="P9">Go Left</text:p>
      <text:p text:style-name="P5"><text:span text:style-name="T2">CMD: <text:tab/><text:tab/><text:tab/></text:span><text:span text:style-name="T7">MOVELEFT</text:span></text:p>
      <text:p text:style-name="P5"><text:span text:style-name="T2">Device Name:<text:tab/></text:span><text:span text:style-name="T7">LaserMotor</text:span></text:p>
      <text:p text:style-name="P5"><text:span text:style-name="T2">Response: <text:tab/><text:tab/></text:span><text:span text:style-name="T7">OK________\n</text:span></text:p>
      <text:p text:style-name="P5"><text:span text:style-name="T2">Example: <text:tab/><text:tab/></text:span><text:span text:style-name="T7">MOVELEFT\n</text:span></text:p>
      <text:p text:style-name="P25">Description: <text:tab/><text:tab/>Laser Motor will go to the left</text:p>
      <text:p text:style-name="P22"/>
      <text:p text:style-name="P9"/>
      <text:p text:style-name="P9"/>
      <text:p text:style-name="P9"><text:soft-page-break/>Go Right</text:p>
      <text:p text:style-name="P5"><text:span text:style-name="T2">CMD: <text:tab/><text:tab/><text:tab/></text:span><text:span text:style-name="T7">MOVERIGHT</text:span></text:p>
      <text:p text:style-name="P5"><text:span text:style-name="T2">Device Name:<text:tab/></text:span><text:span text:style-name="T7">LaserMotor</text:span></text:p>
      <text:p text:style-name="P5"><text:span text:style-name="T2">Response: <text:tab/><text:tab/></text:span><text:span text:style-name="T7">OK________\n</text:span></text:p>
      <text:p text:style-name="P5"><text:span text:style-name="T2">Example: <text:tab/><text:tab/></text:span><text:span text:style-name="T7">MOVERIGHT\n</text:span></text:p>
      <text:p text:style-name="P9">Replace Capillary</text:p>
      <text:p text:style-name="P5"><text:span text:style-name="T2">CMD:<text:tab/><text:tab/><text:tab/></text:span><text:span text:style-name="T7">RETRACT</text:span></text:p>
      <text:p text:style-name="P5"><text:span text:style-name="T2">Device Name:<text:tab/></text:span><text:span text:style-name="T7">LaserMotor</text:span></text:p>
      <text:p text:style-name="P5"><text:span text:style-name="T2">Response: <text:tab/><text:tab/></text:span><text:span text:style-name="T7">OK________\n</text:span></text:p>
      <text:p text:style-name="P5"><text:span text:style-name="T2">Example: <text:tab/><text:tab/></text:span><text:span text:style-name="T7">RETRACT\n</text:span></text:p>
      <text:p text:style-name="P25">Description: <text:tab/><text:tab/>Laser Motor retracts in order for user to put a new capillary.</text:p>
      <text:p text:style-name="P9">Finished Replacing Capillary</text:p>
      <text:p text:style-name="P5"><text:span text:style-name="T2">CMD: <text:tab/><text:tab/><text:tab/></text:span><text:span text:style-name="T7">CAPREADY</text:span></text:p>
      <text:p text:style-name="P5"><text:span text:style-name="T2">Device Name:<text:tab/></text:span><text:span text:style-name="T7">LaserMotor</text:span></text:p>
      <text:p text:style-name="P5"><text:span text:style-name="T2">Response: <text:tab/><text:tab/></text:span><text:span text:style-name="T7">OK________\n</text:span></text:p>
      <text:p text:style-name="P5"><text:span text:style-name="T2">Example: <text:tab/><text:tab/></text:span><text:span text:style-name="T7">CAPREADY\n</text:span></text:p>
      <text:p text:style-name="P28"><text:span text:style-name="T2">Description:<text:tab/><text:tab/></text:span><text:span text:style-name="T10"> </text:span><text:span text:style-name="T2">Laser Motor moves back to it’s original position relative to capillary being <text:tab/><text:tab/><text:tab/>installed</text:span></text:p>
      <text:p text:style-name="P25"/>
      <text:p text:style-name="P18"/>
      <text:p text:style-name="P15">Capillary Heater</text:p>
      <text:p text:style-name="P9">Turn on Capillary Heater</text:p>
      <text:p text:style-name="P5"><text:span text:style-name="T2">CMD: <text:tab/><text:tab/><text:tab/></text:span><text:span text:style-name="T7">CAPHEATON</text:span></text:p>
      <text:p text:style-name="P5"><text:span text:style-name="T2">Device Name:<text:tab/></text:span><text:span text:style-name="T7">CapillaryHeater</text:span></text:p>
      <text:p text:style-name="P5"><text:span text:style-name="T2">Response: <text:tab/><text:tab/></text:span><text:span text:style-name="T7">OK________\n</text:span></text:p>
      <text:p text:style-name="P5"><text:span text:style-name="T2">Example: <text:tab/><text:tab/></text:span><text:span text:style-name="T7">CAPHEATON\n</text:span></text:p>
      <text:p text:style-name="P25">Description: Turn on the Capillary Heater</text:p>
      <text:p text:style-name="P22"/>
      <text:p text:style-name="P9">Turn off Capillary Heater</text:p>
      <text:p text:style-name="P5"><text:span text:style-name="T2">CMD: </text:span><text:span text:style-name="T10"><text:s/><text:tab/><text:tab/><text:tab/></text:span><text:span text:style-name="T7">CAPHEATOFF</text:span></text:p>
      <text:p text:style-name="P5"><text:span text:style-name="T2">Device Name:<text:tab/></text:span><text:span text:style-name="T7">CapillaryHeater</text:span></text:p>
      <text:p text:style-name="P5"><text:span text:style-name="T2">Response: <text:tab/><text:tab/></text:span><text:span text:style-name="T7">OK________\n</text:span></text:p>
      <text:p text:style-name="P5"><text:span text:style-name="T2">Example: <text:tab/><text:tab/></text:span><text:span text:style-name="T7">CAPHEATOFF\n</text:span></text:p>
      <text:p text:style-name="P25">Description: <text:tab/><text:tab/>Turn off the Capillary Heater</text:p>
      <text:p text:style-name="P23"><text:soft-page-break/></text:p>
      <text:p text:style-name="P9">Get Temperature</text:p>
      <text:p text:style-name="P5"><text:span text:style-name="T2">CMD:<text:tab/><text:tab/><text:tab/></text:span><text:span text:style-name="T7">CAPGETT</text:span></text:p>
      <text:p text:style-name="P5"><text:span text:style-name="T2">Device Name:<text:tab/></text:span><text:span text:style-name="T7">CapillaryHeater</text:span></text:p>
      <text:p text:style-name="P5"><text:span text:style-name="T2">Response: <text:tab/><text:tab/></text:span><text:span text:style-name="T7">OK_____[temp]\n</text:span></text:p>
      <text:p text:style-name="P5"><text:span text:style-name="T2">Example: <text:tab/><text:tab/></text:span><text:span text:style-name="T7">CAPGETT\n</text:span></text:p>
      <text:p text:style-name="P25">Description: <text:tab/><text:tab/>Get the temperature from the  Capillary Heater</text:p>
      <text:p text:style-name="P9">Set Temperature</text:p>
      <text:p text:style-name="P5"><text:span text:style-name="T2">CMD: <text:tab/><text:tab/><text:tab/></text:span><text:span text:style-name="T7">CAPSETT [temp]</text:span></text:p>
      <text:p text:style-name="P5"><text:span text:style-name="T2">Device Name:<text:tab/></text:span><text:span text:style-name="T7">CapillaryHeater</text:span></text:p>
      <text:p text:style-name="P5"><text:span text:style-name="T2">Response: <text:tab/></text:span><text:span text:style-name="T3"><text:tab/></text:span><text:span text:style-name="T7">OK_____\n</text:span></text:p>
      <text:p text:style-name="P5"><text:span text:style-name="T2">Example:<text:tab/><text:tab/></text:span><text:span text:style-name="T7">CAPSETT___10.0\n</text:span></text:p>
      <text:p text:style-name="P25">Description: <text:tab/><text:tab/>Sets the temperature for the  Capillary Heater to heat up to.</text:p>
      <text:p text:style-name="P22"/>
      <text:p text:style-name="P15">Gel Pump</text:p>
      <text:p text:style-name="P9">Push Gel Pump</text:p>
      <text:p text:style-name="P5"><text:span text:style-name="T2">CMD: <text:tab/><text:tab/><text:tab/></text:span><text:span text:style-name="T7">GELMV</text:span></text:p>
      <text:p text:style-name="P5"><text:span text:style-name="T2">Device Name: <text:tab/></text:span><text:span text:style-name="T7">GelPump</text:span></text:p>
      <text:p text:style-name="P5"><text:span text:style-name="T2">Response: <text:tab/><text:tab/></text:span><text:span text:style-name="T7">OK________\n</text:span></text:p>
      <text:p text:style-name="P5"><text:span text:style-name="T2">Example: <text:tab/><text:tab/></text:span><text:span text:style-name="T7">GELMV\n</text:span></text:p>
      <text:p text:style-name="P26">Description: <text:tab/><text:tab/>Push Gel into capillary</text:p>
      <text:p text:style-name="P9">Pull Gel Pump</text:p>
      <text:p text:style-name="P5"><text:span text:style-name="T2">CMD: <text:tab/><text:tab/><text:tab/></text:span><text:span text:style-name="T7">GELRET</text:span><text:span text:style-name="T10"> </text:span></text:p>
      <text:p text:style-name="P5"><text:span text:style-name="T2">Device Name: <text:tab/></text:span><text:span text:style-name="T7">GelPump</text:span></text:p>
      <text:p text:style-name="P5"><text:span text:style-name="T2">Response: <text:tab/><text:tab/></text:span><text:span text:style-name="T7">OK________\n</text:span></text:p>
      <text:p text:style-name="P5"><text:span text:style-name="T2">Example: <text:tab/><text:tab/></text:span><text:span text:style-name="T7">GELRET</text:span><text:span text:style-name="T10"> </text:span><text:span text:style-name="T7">\n</text:span></text:p>
      <text:p text:style-name="P25">Description: <text:tab/><text:tab/>Pull pump to refill Syringe with Gel </text:p>
      <text:p text:style-name="P33"/>
      <text:p text:style-name="P9">Gel Pump is filled and ready</text:p>
      <text:p text:style-name="P5"><text:span text:style-name="T2">CMD:<text:tab/><text:tab/><text:tab/></text:span><text:span text:style-name="T7">GELSTART</text:span></text:p>
      <text:p text:style-name="P5"><text:span text:style-name="T2">Device Name: <text:tab/></text:span><text:span text:style-name="T7">GelPump</text:span></text:p>
      <text:p text:style-name="P5"><text:span text:style-name="T2">Response: <text:tab/><text:tab/></text:span><text:span text:style-name="T7">OK________\n</text:span></text:p>
      <text:p text:style-name="P5"><text:span text:style-name="T2">Example: <text:tab/><text:tab/></text:span><text:span text:style-name="T7">GELSTART\n</text:span></text:p>
      <text:p text:style-name="P25">Description: Pull pump to refill Syringe with Gel </text:p>
      <text:p text:style-name="P18"><text:soft-page-break/></text:p>
      <text:p text:style-name="P15">Spectrometer</text:p>
      <text:p text:style-name="P11">Set Exposure Time Milliseconds</text:p>
      <text:p text:style-name="P1">CMD:<text:tab/><text:tab/><text:tab/><text:span text:style-name="T13">SPCSETEXP [timeMS]</text:span></text:p>
      <text:p text:style-name="P5"><text:span text:style-name="T2">Device Name:</text:span><text:span text:style-name="T10"> <text:tab/></text:span><text:span text:style-name="T11">Spectrometer</text:span></text:p>
      <text:p text:style-name="P5"><text:span text:style-name="T2">Response: <text:tab/><text:tab/></text:span><text:span text:style-name="T7">OK________\n</text:span></text:p>
      <text:p text:style-name="P5"><text:span text:style-name="T2">Example: <text:tab/><text:tab/></text:span><text:span text:style-name="T5">SPCSETEXP_250</text:span><text:span text:style-name="T7">\n</text:span></text:p>
      <text:p text:style-name="P25">Description: <text:tab/><text:tab/><text:span text:style-name="T13">Set the spectrometer exposure time in milliseconds.</text:span></text:p>
      <text:p text:style-name="P25"/>
      <text:p text:style-name="P11">Start Spectrometer continuous capture</text:p>
      <text:p text:style-name="P3">CMD:<text:tab/><text:tab/><text:tab/><text:bookmark-start text:name="__DdeLink__922_1512600991"/><text:span text:style-name="T13">SPCSTARTC [filename] [time between reads MS] [capture duration MS]</text:span><text:bookmark-end text:name="__DdeLink__922_1512600991"/></text:p>
      <text:p text:style-name="P7"><text:span text:style-name="T2">Device Name:</text:span><text:span text:style-name="T10"> <text:tab/></text:span><text:span text:style-name="T11">Spectrometer</text:span></text:p>
      <text:p text:style-name="P7"><text:span text:style-name="T2">Response: <text:tab/><text:tab/></text:span><text:span text:style-name="T7">OK________\n</text:span></text:p>
      <text:p text:style-name="P7"><text:span text:style-name="T2">Example: <text:tab/><text:tab/></text:span><text:span text:style-name="T5">SPCSTARTC_spectra.csv 0 3600000</text:span><text:span text:style-name="T7">\n</text:span></text:p>
      <text:p text:style-name="P35">Description: <text:tab/><text:tab/><text:span text:style-name="T13">Start the spectrometer continuously capturing data to the given file. <text:s/>File will be created in the “data” folder. <text:s/>The filename should not have the “data” folder appended! <text:s/>The time between reads specifies how long to wait in between each capture during the specified duration. <text:s/>This can be used as a throttle to control <text:s/>the amount of data captured. <text:s/>The capture duration specifies for how long data should be captured. <text:s/>The example states that spectra will be captured to a file named spectra.csv that is located in the data folder with no delay between captrues and a duration of one hour.</text:span></text:p>
      <text:p text:style-name="P35"/>
      <text:p text:style-name="P37">Check if a continuous capture is running</text:p>
      <text:p text:style-name="P38">CMD:<text:tab/><text:tab/><text:tab/><text:span text:style-name="T13">SPCISCRUN</text:span></text:p>
      <text:p text:style-name="P39"><text:span text:style-name="T2">Device Name:</text:span><text:span text:style-name="T10"> <text:tab/></text:span><text:span text:style-name="T11">Spectrometer</text:span></text:p>
      <text:p text:style-name="P39"><text:span text:style-name="T2">Response: <text:tab/><text:tab/></text:span><text:span text:style-name="T7">OK________</text:span><text:span text:style-name="T8">[TRUE or FALSE]</text:span><text:span text:style-name="T7">\n</text:span></text:p>
      <text:p text:style-name="P39"><text:span text:style-name="T2">Example: <text:tab/><text:tab/></text:span><text:span text:style-name="T6">SPCISCRUN</text:span><text:span text:style-name="T7">\n</text:span></text:p>
      <text:p text:style-name="P36">Description: <text:tab/><text:tab/><text:span text:style-name="T14">Checks if a continuous capture is running.</text:span></text:p>
      <text:p text:style-name="P36"/>
      <text:p text:style-name="P5"/>
      <text:p text:style-name="P5"/>
      <text:p text:style-name="P16">Fluidics Valve</text:p>
      <text:p text:style-name="P10">Set Valve Postion</text:p>
      <text:p text:style-name="P2">CMD:<text:tab/><text:tab/><text:tab/><text:span text:style-name="T12">FVALVEPOS [A|CLOSED|B]</text:span></text:p>
      <text:p text:style-name="P6"><text:span text:style-name="T2">Device Name:<text:tab/></text:span><text:span text:style-name="T4">FluidValve</text:span><text:span text:style-name="T10"> </text:span></text:p>
      <text:p text:style-name="P6"><text:soft-page-break/><text:span text:style-name="T2">Response: <text:tab/><text:tab/></text:span><text:span text:style-name="T7">OK________\n</text:span></text:p>
      <text:p text:style-name="P6"><text:span text:style-name="T2">Example: <text:tab/><text:tab/></text:span><text:span text:style-name="T4">FVALVEPOS_CLOSED</text:span><text:span text:style-name="T7">\n</text:span></text:p>
      <text:p text:style-name="P27">Description: <text:tab/><text:tab/><text:span text:style-name="T12">Control the position of the Fluidics valve. <text:s/>The valve has 3 postions <text:tab/><text:tab/><text:tab/><text:tab/>available: A, Closed and B.</text:span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0:28.756652069</meta:creation-date>
    <dc:date>2016-12-13T15:34:24.109549625</dc:date>
    <meta:editing-duration>PT2H6M30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8" meta:paragraph-count="176" meta:word-count="896" meta:character-count="6614" meta:non-whitespace-character-count="5615"/>
  </office:meta>
</office:document-meta>
</file>